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haroni" svg:font-family="Aharoni"/>
    <style:font-face style:name="Arial2" svg:font-family="Arial, Helvetica, sans-serif"/>
    <style:font-face style:name="Mangal1" svg:font-family="Mangal"/>
    <style:font-face style:name="Sylfaen" svg:font-family="Sylfaen"/>
    <style:font-face style:name="Times New Roman" svg:font-family="'Times New Roman'"/>
    <style:font-face style:name="Liberation Serif1" svg:font-family="'Liberation Serif'" style:font-family-generic="roma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use-window-font-color="true" style:font-name="Times New Roman1" fo:font-size="12pt" officeooo:rsid="000ff7f6" officeooo:paragraph-rsid="000ff7f6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Times New Roman1" fo:font-size="12pt" officeooo:paragraph-rsid="000ff7f6" style:font-size-asian="12pt" style:font-size-complex="12pt"/>
    </style:style>
    <style:style style:name="P4" style:family="paragraph" style:parent-style-name="Text_20_body">
      <style:text-properties officeooo:paragraph-rsid="001188f7"/>
    </style:style>
    <style:style style:name="P5" style:family="paragraph" style:parent-style-name="Index_20_Heading">
      <style:text-properties style:font-name="Arial1" fo:font-size="20pt" fo:font-weight="bold" officeooo:paragraph-rsid="000f6b29" style:font-size-asian="20pt" style:font-weight-asian="bold" style:font-size-complex="20pt" style:font-weight-complex="bold"/>
    </style:style>
    <style:style style:name="P6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letter-spacing="normal" fo:font-style="normal" fo:font-weight="normal" style:font-name-asian="SimSun" style:font-name-complex="Mangal"/>
    </style:style>
    <style:style style:name="T3" style:family="text">
      <style:text-properties fo:font-variant="normal" fo:text-transform="none" fo:letter-spacing="normal" fo:font-style="normal" fo:font-weight="normal" officeooo:rsid="000ff7f6" style:font-name-asian="SimSun" style:font-name-complex="Mangal"/>
    </style:style>
    <style:style style:name="T4" style:family="text">
      <style:text-properties officeooo:rsid="000f6b29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188f7" style:font-size-asian="14pt" style:font-size-complex="14pt"/>
    </style:style>
    <style:style style:name="T7" style:family="text">
      <style:text-properties fo:font-size="14pt" officeooo:rsid="001188f7" style:font-name-asian="SimSun" style:font-size-asian="14pt" style:font-name-complex="Mangal" style:font-size-complex="14pt"/>
    </style:style>
    <style:style style:name="T8" style:family="text">
      <style:text-properties fo:font-size="14pt" officeooo:rsid="001188f7" style:font-name-asian="Liberation Serif1" style:font-size-asian="14pt" style:font-name-complex="Liberation Serif1" style:font-size-complex="14pt"/>
    </style:style>
    <style:style style:name="T9" style:family="text">
      <style:text-properties fo:font-size="14pt" officeooo:rsid="001188f7" style:font-name-asian="Aharoni" style:font-size-asian="14pt" style:font-name-complex="Aharoni" style:font-size-complex="14pt"/>
    </style:style>
    <style:style style:name="T10" style:family="text">
      <style:text-properties style:font-name="Liberation Serif" fo:font-size="14pt" officeooo:rsid="001188f7" style:font-name-asian="SimSun" style:font-size-asian="14pt" style:font-name-complex="Mangal" style:font-size-complex="14pt"/>
    </style:style>
    <style:style style:name="T11" style:family="text">
      <style:text-properties style:font-name="Liberation Serif1" fo:font-size="14pt" officeooo:rsid="001188f7" style:font-name-asian="Liberation Serif1" style:font-size-asian="14pt" style:font-name-complex="Liberation Serif1" style:font-size-complex="14pt"/>
    </style:style>
    <style:style style:name="T12" style:family="text">
      <style:text-properties style:font-name-asian="Sylfaen" style:font-name-complex="Sylfaen"/>
    </style:style>
    <style:style style:name="T13" style:family="text">
      <style:text-properties style:font-name-asian="SimSun" style:font-name-complex="Mangal"/>
    </style:style>
    <style:style style:name="T14" style:family="text">
      <style:text-properties officeooo:rsid="001188f7" style:font-name-asian="SimSun" style:font-name-complex="Mangal"/>
    </style:style>
    <style:style style:name="T15" style:family="text">
      <style:text-properties style:font-name-asian="Liberation Serif1" style:font-name-complex="Liberation Serif1"/>
    </style:style>
    <style:style style:name="T16" style:family="text">
      <style:text-properties officeooo:rsid="001188f7" style:font-name-asian="Liberation Serif1" style:font-name-complex="Liberation Serif1"/>
    </style:style>
    <style:style style:name="T17" style:family="text">
      <style:text-properties style:font-name="Times New Roman1" fo:font-size="12pt" officeooo:rsid="001188f7" style:font-name-asian="SimSun" style:font-size-asian="12pt" style:font-name-complex="Mangal" style:font-size-complex="12pt"/>
    </style:style>
    <style:style style:name="T18" style:family="text">
      <style:text-properties style:font-name="Times New Roman1" fo:font-size="12pt" officeooo:rsid="001188f7" style:font-name-asian="Liberation Serif1" style:font-size-asian="12pt" style:font-name-complex="Liberation Serif1" style:font-size-complex="12pt"/>
    </style:style>
    <style:style style:name="T19" style:family="text">
      <style:text-properties style:font-name="Times New Roman2" style:font-name-asian="Times New Roman2" style:font-name-complex="Times New Roman2"/>
    </style:style>
    <style:style style:name="T20" style:family="text">
      <style:text-properties style:font-name="Times New Roman2" officeooo:rsid="001188f7" style:font-name-asian="Times New Roman2" style:font-name-complex="Times New Roman2"/>
    </style:style>
    <style:style style:name="T21" style:family="text">
      <style:text-properties style:font-name="Times New Roman2" fo:font-size="12pt" officeooo:rsid="001188f7" style:font-name-asian="Times New Roman2" style:font-size-asian="12pt" style:font-name-complex="Times New Roman2" style:font-size-complex="12pt"/>
    </style:style>
    <style:style style:name="T22" style:family="text">
      <style:text-properties officeooo:rsid="001188f7"/>
    </style:style>
    <style:style style:name="T23" style:family="text">
      <style:text-properties style:font-name="Aharoni" fo:font-size="14pt" officeooo:rsid="001188f7" style:font-name-asian="Aharoni" style:font-size-asian="14pt" style:font-name-complex="Aharoni" style:font-size-complex="14pt"/>
    </style:style>
    <style:style style:name="T24" style:family="text">
      <style:text-properties officeooo:rsid="001188f7" style:font-name-asian="Aharoni" style:font-name-complex="Aharon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ae28aefa-0487-c041-85ba-38a1657ff846"/><text:span text:style-name="T1">Calculs élémentaires sur les radicaux<text:line-break/></text:span><text:span text:style-name="T4">(racines carrées)</text:span></text:p>
      <text:p text:style-name="Standard"/>
      <text:h text:style-name="P6" text:outline-level="1">Définition</text:h>
      <text:p text:style-name="P2"><text:tab/>Soit a un nombre entier naturel, a² = b si et seulement si b est un nombre positif unique. On peut également noter a = <text:span text:style-name="T12">√</text:span><text:span text:style-name="T13">b. D'après la définition, on déduit que (</text:span><text:span text:style-name="T15">√</text:span><text:span text:style-name="T13">a)² = </text:span><text:span text:style-name="T19">√</text:span><text:span text:style-name="T13">(a²) = a.</text:span></text:p>
      <text:p text:style-name="P2"><text:span text:style-name="T13"><text:tab/>Soit a un nombre entier relatif, a² = b peut avoir zéro, une, ou deux solutions. Si b est un nombre strictement négatif, alors l'équation n'a pas de solution. Si b vaut zéro, alors l'équatio</text:span><text:span text:style-name="T14">n a pour solution a = 0. Enfin, si b est strictement positif, alors l'équation admet deux solutions : a = </text:span><text:span text:style-name="T20">√</text:span><text:span text:style-name="T14">b et a = -</text:span><text:span text:style-name="T20">√</text:span><text:span text:style-name="T14">b.</text:span></text:p>
      <text:p text:style-name="P3"><text:span text:style-name="T3"><text:tab/>Remarqu</text:span><text:span text:style-name="T2">e : </text:span><text:span text:style-name="T3">le </text:span><text:span text:style-name="T2">symbole utilisé pour écrire les racines peut faire penser à un V, mais c'est un R stylisé. </text:span><text:span text:style-name="T3">Il ne s'agit pas du</text:span><text:span text:style-name="T2"> R de racine, </text:span><text:span text:style-name="T3">mais de</text:span><text:span text:style-name="T2"> celui de « </text:span><text:span text:style-name="T3">r</text:span><text:span text:style-name="T2">adical ». En effet pour parler des racines carré</text:span><text:span text:style-name="T3">e</text:span><text:span text:style-name="T2">s, on peut aussi employer le mot « radicaux ».</text:span></text:p>
      <text:h text:style-name="P6" text:outline-level="1">Multiplication</text:h>
      <text:p text:style-name="P1"><text:tab/><text:span text:style-name="T22">Si a et b sont deux nombres positifs, alors </text:span><text:span text:style-name="T16">√</text:span><text:span text:style-name="T14">a x </text:span><text:span text:style-name="T16">√</text:span><text:span text:style-name="T14">b = </text:span><text:span text:style-name="T16">√</text:span><text:span text:style-name="T14">ab</text:span></text:p>
      <text:p text:style-name="P1"><text:span text:style-name="T14"><text:tab/>D'après la définition, (</text:span><text:span text:style-name="T16">√</text:span><text:span text:style-name="T14">a x </text:span><text:span text:style-name="T16">√</text:span><text:span text:style-name="T14">b)² = (</text:span><text:span text:style-name="T24">√</text:span><text:span text:style-name="T14">a)² x (</text:span><text:span text:style-name="T16">√</text:span><text:span text:style-name="T14">b)² = ab</text:span></text:p>
      <text:h text:style-name="P6" text:outline-level="1">Quotient</text:h>
      <text:p text:style-name="P4"><text:span text:style-name="T5"><text:tab/></text:span><text:span text:style-name="T6">Si a et b sont deux nombres positifs, et b différent de zéro, alors </text:span><text:span text:style-name="T18">√</text:span><text:span text:style-name="T17">a </text:span><text:span text:style-name="T21">∕</text:span><text:span text:style-name="T17"> </text:span><text:span text:style-name="T18">√</text:span><text:span text:style-name="T17">b = </text:span><text:span text:style-name="T18">√(</text:span><text:span text:style-name="T17">a </text:span><text:span text:style-name="T21">∕</text:span><text:span text:style-name="T17"> 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haroni" svg:font-family="Aharoni"/>
    <style:font-face style:name="Arial2" svg:font-family="Arial, Helvetica, sans-serif"/>
    <style:font-face style:name="Mangal1" svg:font-family="Mangal"/>
    <style:font-face style:name="Sylfaen" svg:font-family="Sylfaen"/>
    <style:font-face style:name="Times New Roman" svg:font-family="'Times New Roman'"/>
    <style:font-face style:name="Liberation Serif1" svg:font-family="'Liberation Serif'" style:font-family-generic="roman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Arial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style:font-name="Arial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RQUAY</meta:initial-creator>
    <meta:creation-date>2016-02-21T16:46:28.054000000</meta:creation-date>
    <dc:date>2016-02-21T17:25:44.966000000</dc:date>
    <dc:creator>Christian MARQUAY</dc:creator>
    <meta:editing-duration>PT7M56S</meta:editing-duration>
    <meta:editing-cycles>1</meta:editing-cycles>
    <meta:document-statistic meta:table-count="0" meta:image-count="0" meta:object-count="0" meta:page-count="1" meta:paragraph-count="10" meta:word-count="216" meta:character-count="1037" meta:non-whitespace-character-count="836"/>
    <meta:generator>LibreOffice/5.0.4.2$Windows_X86_64 LibreOffice_project/2b9802c1994aa0b7dc6079e128979269cf95bc78</meta:generator>
  </office:meta>
</office:document-meta>
</file>